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2319in" style:rel-width="90%" table:align="center" fo:background-color="#cccccc">
        <style:background-image/>
      </style:table-properties>
    </style:style>
    <style:style style:name="Table1.A" style:family="table-column">
      <style:table-column-properties style:column-width="6.2319in" style:rel-column-width="58976*"/>
    </style:style>
    <style:style style:name="Table1.A1" style:family="table-cell">
      <style:table-cell-properties style:vertical-align="middle" fo:background-color="#cccccc">
        <style:background-image/>
      </style:table-cell-properties>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fo:break-before="page"/>
    </style:style>
    <style:style style:name="P3" style:family="paragraph" style:parent-style-name="Standard">
      <style:paragraph-properties fo:margin-left="0in" fo:margin-right="0in" fo:text-align="start" style:justify-single-word="false" fo:text-indent="0.5in" style:auto-text-indent="false"/>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4"/>
    <style:style style:name="P8" style:family="paragraph" style:parent-style-name="Standard" style:list-style-name="L5"/>
    <style:style style:name="P9" style:family="paragraph" style:parent-style-name="Standard" style:list-style-name="L6"/>
    <style:style style:name="P10" style:family="paragraph" style:parent-style-name="Standard" style:list-style-name="L7"/>
    <style:style style:name="P11" style:family="paragraph" style:parent-style-name="Standard" style:list-style-name="L8"/>
    <style:style style:name="P12" style:family="paragraph" style:parent-style-name="Standard" style:list-style-name="L9"/>
    <style:style style:name="P13" style:family="paragraph" style:parent-style-name="Standard">
      <style:paragraph-properties fo:margin-left="0in" fo:margin-right="0in" fo:text-align="start" style:justify-single-word="false" fo:text-indent="0.5in" style:auto-text-indent="false"/>
      <style:text-properties fo:font-style="normal" fo:background-color="transparent" style:font-style-asian="normal" style:font-style-complex="normal"/>
    </style:style>
    <style:style style:name="P14" style:family="paragraph" style:parent-style-name="Standard">
      <style:paragraph-properties fo:margin-left="0in" fo:margin-right="0in" fo:text-align="start" style:justify-single-word="false" fo:text-indent="0.5in" style:auto-text-indent="false"/>
    </style:style>
    <style:style style:name="P15" style:family="paragraph" style:parent-style-name="Standard">
      <style:paragraph-properties fo:margin-left="0in" fo:margin-right="0in" fo:text-align="start" style:justify-single-word="false" fo:text-indent="0.5in" style:auto-text-indent="false"/>
      <style:text-properties officeooo:paragraph-rsid="0013a369"/>
    </style:style>
    <style:style style:name="P16" style:family="paragraph" style:parent-style-name="Standard">
      <style:paragraph-properties fo:break-before="page"/>
      <style:text-properties fo:font-weight="bold" style:font-weight-asian="bold" style:font-weight-complex="bold"/>
    </style:style>
    <style:style style:name="P17" style:family="paragraph" style:parent-style-name="Standard">
      <style:paragraph-properties fo:margin-left="0in" fo:margin-right="0in" fo:text-align="start" style:justify-single-word="false" fo:text-indent="0in" style:auto-text-indent="false"/>
      <style:text-properties officeooo:paragraph-rsid="0012526e"/>
    </style:style>
    <style:style style:name="T1" style:family="text">
      <style:text-properties fo:background-color="transparent" loext:char-shading-value="0"/>
    </style:style>
    <style:style style:name="T2" style:family="text">
      <style:text-properties fo:font-style="normal" fo:background-color="transparent" loext:char-shading-value="0" style:font-style-asian="normal" style:font-style-complex="normal"/>
    </style:style>
    <style:style style:name="T3" style:family="text">
      <style:text-properties fo:font-style="normal" officeooo:rsid="0012526e" fo:background-color="transparent" loext:char-shading-value="0" style:font-style-asian="normal" style:font-style-complex="normal"/>
    </style:style>
    <style:style style:name="T4" style:family="text">
      <style:text-properties fo:font-style="normal" officeooo:rsid="0013a369" fo:background-color="transparent" loext:char-shading-value="0" style:font-style-asian="normal" style:font-style-complex="normal"/>
    </style:style>
    <style:style style:name="T5" style:family="text">
      <style:text-properties style:text-position="super 58%" fo:background-color="transparent" loext:char-shading-value="0"/>
    </style:style>
    <style:style style:name="T6" style:family="text">
      <style:text-properties style:text-position="0% 100%" fo:font-style="normal" fo:background-color="transparent" loext:char-shading-value="0" style:font-style-asian="normal" style:font-style-complex="normal"/>
    </style:style>
    <style:style style:name="T7" style:family="text">
      <style:text-properties style:text-position="0% 100%" fo:font-style="normal" officeooo:rsid="0012526e" fo:background-color="transparent" loext:char-shading-value="0" style:font-style-asian="normal" style:font-style-complex="normal"/>
    </style:style>
    <style:style style:name="T8" style:family="text">
      <style:text-properties style:text-position="0% 100%" fo:background-color="transparent" loext:char-shading-value="0"/>
    </style:style>
    <style:style style:name="T9" style:family="text">
      <style:text-properties style:text-position="33% 58%" fo:font-style="normal" fo:background-color="transparent" loext:char-shading-value="0" style:font-style-asian="normal" style:font-style-complex="normal"/>
    </style:style>
    <style:style style:name="T10" style:family="text">
      <style:text-properties style:text-position="33% 58%" fo:font-style="normal" officeooo:rsid="0012526e" fo:background-color="transparent" loext:char-shading-value="0" style:font-style-asian="normal" style:font-style-complex="normal"/>
    </style:style>
    <style:style style:name="T11" style:family="text">
      <style:text-properties style:text-position="33% 58%" fo:background-color="transparent" loext:char-shading-value="0"/>
    </style:style>
    <style:style style:name="T12" style:family="text">
      <style:text-properties fo:font-style="italic" officeooo:rsid="0012526e" fo:background-color="transparent" loext:char-shading-value="0"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117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a">
        <style:list-level-properties text:space-before="0.4909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5">
      <text:list-level-style-bullet text:level="1" text:style-name="Bullet_20_Symbols" style:num-suffix="." text:bullet-char="•">
        <style:list-level-properties text:space-before="0.117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17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17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117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17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ses Completed or in Progress</text:p>
      <text:list xml:id="list399095850000854536" text:style-name="L1">
        <text:list-item>
          <text:p text:style-name="P4">In the Thesis Information page of your application, provide the full title and summary of your most recent thesis completed or in progress.</text:p>
        </text:list-item>
        <text:list-item>
          <text:p text:style-name="P4">If you are applying for a doctoral award, describe your master’s thesis in this section.</text:p>
        </text:list-item>
        <text:list-item>
          <text:p text:style-name="P4">Do not repeat the information provided in the Outline of Proposed Research section.</text:p>
        </text:list-item>
      </text:list>
      <text:p text:style-name="Standard"/>
      <text:p text:style-name="P1">Outline of Proposed Research (Attachment) ONE PAGE</text:p>
      <text:p text:style-name="Standard">In the Outline of Proposed Research page of your application, provide the requested information according to the guidelines and format standards.</text:p>
      <text:p text:style-name="Standard">Provide a detailed description of your proposed research project for the period during which you are to hold the award. Be as specific as possible. Provide background information to position your proposed research within the context of the current knowledge in the field. State the objectives and hypothesis, and outline the experimental or theoretical approach to be taken (citing literature pertinent to the proposal), and the methods and procedures to be used. <text:span text:style-name="Strong_20_Emphasis">State the significance of the proposed research to a field or fields in the natural sciences and engineering (NSE)</text:span>.</text:p>
      <text:p text:style-name="Standard"/>
      <text:p text:style-name="Standard"><text:span text:style-name="Strong_20_Emphasis">Note</text:span>: Proposals that include the use of methodologies, tools, techniques and knowledge from the NSE are not automatically considered eligible for NSERC support. The proposed research must clearly be intended to advance knowledge in the NSE.</text:p>
      <text:p text:style-name="Standard">In addition:</text:p>
      <text:list xml:id="list3132772924323918581" text:style-name="L2">
        <text:list-item>
          <text:p text:style-name="P5">You should not repeat the information found in the “Theses completed or in progress” section, but may refer to it.</text:p>
        </text:list-item>
        <text:list-item>
          <text:p text:style-name="P5">Include all relevant information in the outline. Do not refer members to URLs or other publications for supplemental information.</text:p>
        </text:list-item>
        <text:list-item>
          <text:p text:style-name="P5">If the proposed research is a continuation of your thesis, clearly state the differences between work done for your thesis and the research activities outlined in this proposal.</text:p>
        </text:list-item>
      </text:list>
      <text:p text:style-name="P2">Outline of Proposed Research</text:p>
      <text:p text:style-name="P3"><text:span text:style-name="T1">Brain-computer interfaces (BCIs) transform human brain signals into direct communication using an external electrical device. BCIs have the potential to change the way humans interact with the world around them. The goal of the proposed project is to continue the research described in the “Theses completed or in progress” section in order to asses the potential of a music-based BCI to detect a participant's imagination using only the recorded electroencephalography (EEG) signal. Significant first steps have been made to create similar devices which give patients with severe motor deficits a simple method of communicating with the world. For</text:span><text:span text:style-name="T2"> example, researchers were able to successfully distinguish whether a vegetative patient was imagining playing tennis or imagining walking through their home</text:span><text:reference-mark-start text:name="ADDIN CSL_CITATION {&quot;properties&quot;: {&quot;noteIndex&quot;: 0}, &quot;citationItems&quot;: [{&quot;uris&quot;: [&quot;http://www.mendeley.com/documents/?uuid=41704e90-ab11-409e-a78b-fce38f9581b5&quot;], &quot;itemData&quot;: {&quot;PMID&quot;: &quot;16959998&quot;, &quot;type&quot;: &quot;article-journal&quot;, &quot;issue&quot;: &quot;5792&quot;, &quot;volume&quot;: &quot;313&quot;, &quot;container-title&quot;: &quot;Science (New York, N.Y.)&quot;, &quot;title&quot;: &quot;Detecting awareness in the vegetative state.&quot;, &quot;issued&quot;: {&quot;date-parts&quot;: [[&quot;2006&quot;, &quot;9&quot;, &quot;8&quot;]]}, &quot;page&quot;: &quot;1402&quot;, &quot;abstract&quot;: &quot;We used functional magnetic resonance imaging to demonstrate preserved conscious awareness in a patient fulfilling the criteria for a diagnosis of vegetative state. When asked to imagine playing tennis or moving around her home, the patient activated predicted cortical areas in a manner indistinguishable from that of healthy volunteers.&quot;, &quot;id&quot;: &quot;ITEM-1&quot;, &quot;ISSN&quot;: &quot;1095-9203&quot;, &quot;DOI&quot;: &quot;10.1126/science.1130197&quot;, &quot;author&quot;: [{&quot;dropping-particle&quot;: &quot;&quot;, &quot;non-dropping-particle&quot;: &quot;&quot;, &quot;family&quot;: &quot;Owen&quot;, &quot;suffix&quot;: &quot;&quot;, &quot;parse-names&quot;: false, &quot;given&quot;: &quot;Adrian M&quot;}, {&quot;dropping-particle&quot;: &quot;&quot;, &quot;non-dropping-particle&quot;: &quot;&quot;, &quot;family&quot;: &quot;Coleman&quot;, &quot;suffix&quot;: &quot;&quot;, &quot;parse-names&quot;: false, &quot;given&quot;: &quot;Martin R&quot;}, {&quot;dropping-particle&quot;: &quot;&quot;, &quot;non-dropping-particle&quot;: &quot;&quot;, &quot;family&quot;: &quot;Boly&quot;, &quot;suffix&quot;: &quot;&quot;, &quot;parse-names&quot;: false, &quot;given&quot;: &quot;Melanie&quot;}, {&quot;dropping-particle&quot;: &quot;&quot;, &quot;non-dropping-particle&quot;: &quot;&quot;, &quot;family&quot;: &quot;Davis&quot;, &quot;suffix&quot;: &quot;&quot;, &quot;parse-names&quot;: false, &quot;given&quot;: &quot;Matthew H&quot;}, {&quot;dropping-particle&quot;: &quot;&quot;, &quot;non-dropping-particle&quot;: &quot;&quot;, &quot;family&quot;: &quot;Laureys&quot;, &quot;suffix&quot;: &quot;&quot;, &quot;parse-names&quot;: false, &quot;given&quot;: &quot;Steven&quot;}, {&quot;dropping-particle&quot;: &quot;&quot;, &quot;non-dropping-particle&quot;: &quot;&quot;, &quot;family&quot;: &quot;Pickard&quot;, &quot;suffix&quot;: &quot;&quot;, &quot;parse-names&quot;: false, &quot;given&quot;: &quot;John D&quot;}]}, &quot;id&quot;: &quot;ITEM-1&quot;}], &quot;schema&quot;: &quot;https://github.com/citation-style-language/schema/raw/master/csl-citation.json&quot;, &quot;mendeley&quot;: {&quot;plainTextFormattedCitation&quot;: &quot;1&quot;, &quot;previouslyFormattedCitation&quot;: &quot;&lt;sup&gt;1&lt;/sup&gt;&quot;, &quot;formattedCitation&quot;: &quot;&lt;sup&gt;1&lt;/sup&gt;&quot;}} RNDoLurM2UaCc"/><text:span text:style-name="T9">1</text:span><text:reference-mark-end text:name="ADDIN CSL_CITATION {&quot;properties&quot;: {&quot;noteIndex&quot;: 0}, &quot;citationItems&quot;: [{&quot;uris&quot;: [&quot;http://www.mendeley.com/documents/?uuid=41704e90-ab11-409e-a78b-fce38f9581b5&quot;], &quot;itemData&quot;: {&quot;PMID&quot;: &quot;16959998&quot;, &quot;type&quot;: &quot;article-journal&quot;, &quot;issue&quot;: &quot;5792&quot;, &quot;volume&quot;: &quot;313&quot;, &quot;container-title&quot;: &quot;Science (New York, N.Y.)&quot;, &quot;title&quot;: &quot;Detecting awareness in the vegetative state.&quot;, &quot;issued&quot;: {&quot;date-parts&quot;: [[&quot;2006&quot;, &quot;9&quot;, &quot;8&quot;]]}, &quot;page&quot;: &quot;1402&quot;, &quot;abstract&quot;: &quot;We used functional magnetic resonance imaging to demonstrate preserved conscious awareness in a patient fulfilling the criteria for a diagnosis of vegetative state. When asked to imagine playing tennis or moving around her home, the patient activated predicted cortical areas in a manner indistinguishable from that of healthy volunteers.&quot;, &quot;id&quot;: &quot;ITEM-1&quot;, &quot;ISSN&quot;: &quot;1095-9203&quot;, &quot;DOI&quot;: &quot;10.1126/science.1130197&quot;, &quot;author&quot;: [{&quot;dropping-particle&quot;: &quot;&quot;, &quot;non-dropping-particle&quot;: &quot;&quot;, &quot;family&quot;: &quot;Owen&quot;, &quot;suffix&quot;: &quot;&quot;, &quot;parse-names&quot;: false, &quot;given&quot;: &quot;Adrian M&quot;}, {&quot;dropping-particle&quot;: &quot;&quot;, &quot;non-dropping-particle&quot;: &quot;&quot;, &quot;family&quot;: &quot;Coleman&quot;, &quot;suffix&quot;: &quot;&quot;, &quot;parse-names&quot;: false, &quot;given&quot;: &quot;Martin R&quot;}, {&quot;dropping-particle&quot;: &quot;&quot;, &quot;non-dropping-particle&quot;: &quot;&quot;, &quot;family&quot;: &quot;Boly&quot;, &quot;suffix&quot;: &quot;&quot;, &quot;parse-names&quot;: false, &quot;given&quot;: &quot;Melanie&quot;}, {&quot;dropping-particle&quot;: &quot;&quot;, &quot;non-dropping-particle&quot;: &quot;&quot;, &quot;family&quot;: &quot;Davis&quot;, &quot;suffix&quot;: &quot;&quot;, &quot;parse-names&quot;: false, &quot;given&quot;: &quot;Matthew H&quot;}, {&quot;dropping-particle&quot;: &quot;&quot;, &quot;non-dropping-particle&quot;: &quot;&quot;, &quot;family&quot;: &quot;Laureys&quot;, &quot;suffix&quot;: &quot;&quot;, &quot;parse-names&quot;: false, &quot;given&quot;: &quot;Steven&quot;}, {&quot;dropping-particle&quot;: &quot;&quot;, &quot;non-dropping-particle&quot;: &quot;&quot;, &quot;family&quot;: &quot;Pickard&quot;, &quot;suffix&quot;: &quot;&quot;, &quot;parse-names&quot;: false, &quot;given&quot;: &quot;John D&quot;}]}, &quot;id&quot;: &quot;ITEM-1&quot;}], &quot;schema&quot;: &quot;https://github.com/citation-style-language/schema/raw/master/csl-citation.json&quot;, &quot;mendeley&quot;: {&quot;plainTextFormattedCitation&quot;: &quot;1&quot;, &quot;previouslyFormattedCitation&quot;: &quot;&lt;sup&gt;1&lt;/sup&gt;&quot;, &quot;formattedCitation&quot;: &quot;&lt;sup&gt;1&lt;/sup&gt;&quot;}} RNDoLurM2UaCc"/><text:span text:style-name="T2">⁠ and the patient could use this technique to answer yes or no questions. However, t</text:span><text:span text:style-name="T1">his was done with functional magnetic resonance imaging (fMRI), an expensive and cumbersome technique. In contrast, EEG is portable and inexpensive, making it widely accessible and a good candidate for future BCIs. EEG-based interfaces have been successfully used in individuals with severe motor deficits, enabling them to move a cursor on a screen by controlling their 8-12 Hz mu rhythms</text:span><text:reference-mark-start text:name="ADDIN CSL_CITATION {&quot;properties&quot;: {&quot;noteIndex&quot;: 0}, &quot;citationItems&quot;: [{&quot;uris&quot;: [&quot;http://www.mendeley.com/documents/?uuid=0d006891-8975-441e-bcbf-8c1c6d1d3851&quot;], &quot;itemData&quot;: {&quot;type&quot;: &quot;article-journal&quot;, &quot;container-title&quot;: &quot;Electroencephalography and Clinical Neurophysiology&quot;, &quot;issue&quot;: &quot;3&quot;, &quot;title&quot;: &quot;An EEG-based brain-computer interface for cursor control&quot;, &quot;volume&quot;: &quot;78&quot;, &quot;id&quot;: &quot;ITEM-1&quot;, &quot;issued&quot;: {&quot;date-parts&quot;: [[&quot;1991&quot;, &quot;3&quot;]]}, &quot;ISSN&quot;: &quot;00134694&quot;, &quot;DOI&quot;: &quot;10.1016/0013-4694(91)90040-B&quot;, &quot;author&quot;: [{&quot;dropping-particle&quot;: &quot;&quot;, &quot;non-dropping-particle&quot;: &quot;&quot;, &quot;family&quot;: &quot;Wolpaw&quot;, &quot;suffix&quot;: &quot;&quot;, &quot;parse-names&quot;: false, &quot;given&quot;: &quot;Jonathan R.&quot;}, {&quot;dropping-particle&quot;: &quot;&quot;, &quot;non-dropping-particle&quot;: &quot;&quot;, &quot;family&quot;: &quot;McFarland&quot;, &quot;suffix&quot;: &quot;&quot;, &quot;parse-names&quot;: false, &quot;given&quot;: &quot;Dennis J.&quot;}, {&quot;dropping-particle&quot;: &quot;&quot;, &quot;non-dropping-particle&quot;: &quot;&quot;, &quot;family&quot;: &quot;Neat&quot;, &quot;suffix&quot;: &quot;&quot;, &quot;parse-names&quot;: false, &quot;given&quot;: &quot;Gregory W.&quot;}, {&quot;dropping-particle&quot;: &quot;&quot;, &quot;non-dropping-particle&quot;: &quot;&quot;, &quot;family&quot;: &quot;Forneris&quot;, &quot;suffix&quot;: &quot;&quot;, &quot;parse-names&quot;: false, &quot;given&quot;: &quot;Catherine A.&quot;}], &quot;page&quot;: &quot;252-259&quot;}, &quot;id&quot;: &quot;ITEM-1&quot;}], &quot;schema&quot;: &quot;https://github.com/citation-style-language/schema/raw/master/csl-citation.json&quot;, &quot;mendeley&quot;: {&quot;plainTextFormattedCitation&quot;: &quot;2&quot;, &quot;previouslyFormattedCitation&quot;: &quot;&lt;sup&gt;2&lt;/sup&gt;&quot;, &quot;formattedCitation&quot;: &quot;&lt;sup&gt;2&lt;/sup&gt;&quot;}} RNDDX0bbBmfN9"/><text:span text:style-name="T11">2</text:span><text:reference-mark-end text:name="ADDIN CSL_CITATION {&quot;properties&quot;: {&quot;noteIndex&quot;: 0}, &quot;citationItems&quot;: [{&quot;uris&quot;: [&quot;http://www.mendeley.com/documents/?uuid=0d006891-8975-441e-bcbf-8c1c6d1d3851&quot;], &quot;itemData&quot;: {&quot;type&quot;: &quot;article-journal&quot;, &quot;container-title&quot;: &quot;Electroencephalography and Clinical Neurophysiology&quot;, &quot;issue&quot;: &quot;3&quot;, &quot;title&quot;: &quot;An EEG-based brain-computer interface for cursor control&quot;, &quot;volume&quot;: &quot;78&quot;, &quot;id&quot;: &quot;ITEM-1&quot;, &quot;issued&quot;: {&quot;date-parts&quot;: [[&quot;1991&quot;, &quot;3&quot;]]}, &quot;ISSN&quot;: &quot;00134694&quot;, &quot;DOI&quot;: &quot;10.1016/0013-4694(91)90040-B&quot;, &quot;author&quot;: [{&quot;dropping-particle&quot;: &quot;&quot;, &quot;non-dropping-particle&quot;: &quot;&quot;, &quot;family&quot;: &quot;Wolpaw&quot;, &quot;suffix&quot;: &quot;&quot;, &quot;parse-names&quot;: false, &quot;given&quot;: &quot;Jonathan R.&quot;}, {&quot;dropping-particle&quot;: &quot;&quot;, &quot;non-dropping-particle&quot;: &quot;&quot;, &quot;family&quot;: &quot;McFarland&quot;, &quot;suffix&quot;: &quot;&quot;, &quot;parse-names&quot;: false, &quot;given&quot;: &quot;Dennis J.&quot;}, {&quot;dropping-particle&quot;: &quot;&quot;, &quot;non-dropping-particle&quot;: &quot;&quot;, &quot;family&quot;: &quot;Neat&quot;, &quot;suffix&quot;: &quot;&quot;, &quot;parse-names&quot;: false, &quot;given&quot;: &quot;Gregory W.&quot;}, {&quot;dropping-particle&quot;: &quot;&quot;, &quot;non-dropping-particle&quot;: &quot;&quot;, &quot;family&quot;: &quot;Forneris&quot;, &quot;suffix&quot;: &quot;&quot;, &quot;parse-names&quot;: false, &quot;given&quot;: &quot;Catherine A.&quot;}], &quot;page&quot;: &quot;252-259&quot;}, &quot;id&quot;: &quot;ITEM-1&quot;}], &quot;schema&quot;: &quot;https://github.com/citation-style-language/schema/raw/master/csl-citation.json&quot;, &quot;mendeley&quot;: {&quot;plainTextFormattedCitation&quot;: &quot;2&quot;, &quot;previouslyFormattedCitation&quot;: &quot;&lt;sup&gt;2&lt;/sup&gt;&quot;, &quot;formattedCitation&quot;: &quot;&lt;sup&gt;2&lt;/sup&gt;&quot;}} RNDDX0bbBmfN9"/><text:span text:style-name="T1">⁠. Further work was done in which three different brain states were reliably differentiated when subjects purposefully modulated their own EEG signal</text:span><text:reference-mark-start text:name="ADDIN CSL_CITATION {&quot;properties&quot;: {&quot;noteIndex&quot;: 0}, &quot;citationItems&quot;: [{&quot;uris&quot;: [&quot;http://www.mendeley.com/documents/?uuid=684bbbc5-b877-41cb-9a94-a775ff0380da&quot;], &quot;itemData&quot;: {&quot;type&quot;: &quot;article-journal&quot;, &quot;container-title&quot;: &quot;Medical &amp; Biological Engineering &amp; Computing&quot;, &quot;issue&quot;: &quot;5&quot;, &quot;title&quot;: &quot;Graz brain-computer interface II: towards communication between humans and computers based on online classification of three different EEG patterns&quot;, &quot;volume&quot;: &quot;34&quot;, &quot;id&quot;: &quot;ITEM-1&quot;, &quot;issued&quot;: {&quot;date-parts&quot;: [[&quot;1996&quot;, &quot;9&quot;]]}, &quot;ISSN&quot;: &quot;0140-0118&quot;, &quot;DOI&quot;: &quot;10.1007/BF02520010&quot;, &quot;author&quot;: [{&quot;dropping-particle&quot;: &quot;&quot;, &quot;non-dropping-particle&quot;: &quot;&quot;, &quot;family&quot;: &quot;Kalcher&quot;, &quot;suffix&quot;: &quot;&quot;, &quot;parse-names&quot;: false, &quot;given&quot;: &quot;J&quot;}, {&quot;dropping-particle&quot;: &quot;&quot;, &quot;non-dropping-particle&quot;: &quot;&quot;, &quot;family&quot;: &quot;Flotzinger&quot;, &quot;suffix&quot;: &quot;&quot;, &quot;parse-names&quot;: false, &quot;given&quot;: &quot;D&quot;}, {&quot;dropping-particle&quot;: &quot;&quot;, &quot;non-dropping-particle&quot;: &quot;&quot;, &quot;family&quot;: &quot;Neuper&quot;, &quot;suffix&quot;: &quot;&quot;, &quot;parse-names&quot;: false, &quot;given&quot;: &quot;Ch.&quot;}, {&quot;dropping-particle&quot;: &quot;&quot;, &quot;non-dropping-particle&quot;: &quot;&quot;, &quot;family&quot;: &quot;G\u00f6lly&quot;, &quot;suffix&quot;: &quot;&quot;, &quot;parse-names&quot;: false, &quot;given&quot;: &quot;S.&quot;}, {&quot;dropping-particle&quot;: &quot;&quot;, &quot;non-dropping-particle&quot;: &quot;&quot;, &quot;family&quot;: &quot;Pfurtscheller&quot;, &quot;suffix&quot;: &quot;&quot;, &quot;parse-names&quot;: false, &quot;given&quot;: &quot;G.&quot;}], &quot;page&quot;: &quot;382-388&quot;}, &quot;id&quot;: &quot;ITEM-1&quot;}], &quot;schema&quot;: &quot;https://github.com/citation-style-language/schema/raw/master/csl-citation.json&quot;, &quot;mendeley&quot;: {&quot;plainTextFormattedCitation&quot;: &quot;3&quot;, &quot;previouslyFormattedCitation&quot;: &quot;&lt;sup&gt;3&lt;/sup&gt;&quot;, &quot;formattedCitation&quot;: &quot;&lt;sup&gt;3&lt;/sup&gt;&quot;}} RND5qFBeVWioP"/><text:span text:style-name="T11">3</text:span><text:reference-mark-end text:name="ADDIN CSL_CITATION {&quot;properties&quot;: {&quot;noteIndex&quot;: 0}, &quot;citationItems&quot;: [{&quot;uris&quot;: [&quot;http://www.mendeley.com/documents/?uuid=684bbbc5-b877-41cb-9a94-a775ff0380da&quot;], &quot;itemData&quot;: {&quot;type&quot;: &quot;article-journal&quot;, &quot;container-title&quot;: &quot;Medical &amp; Biological Engineering &amp; Computing&quot;, &quot;issue&quot;: &quot;5&quot;, &quot;title&quot;: &quot;Graz brain-computer interface II: towards communication between humans and computers based on online classification of three different EEG patterns&quot;, &quot;volume&quot;: &quot;34&quot;, &quot;id&quot;: &quot;ITEM-1&quot;, &quot;issued&quot;: {&quot;date-parts&quot;: [[&quot;1996&quot;, &quot;9&quot;]]}, &quot;ISSN&quot;: &quot;0140-0118&quot;, &quot;DOI&quot;: &quot;10.1007/BF02520010&quot;, &quot;author&quot;: [{&quot;dropping-particle&quot;: &quot;&quot;, &quot;non-dropping-particle&quot;: &quot;&quot;, &quot;family&quot;: &quot;Kalcher&quot;, &quot;suffix&quot;: &quot;&quot;, &quot;parse-names&quot;: false, &quot;given&quot;: &quot;J&quot;}, {&quot;dropping-particle&quot;: &quot;&quot;, &quot;non-dropping-particle&quot;: &quot;&quot;, &quot;family&quot;: &quot;Flotzinger&quot;, &quot;suffix&quot;: &quot;&quot;, &quot;parse-names&quot;: false, &quot;given&quot;: &quot;D&quot;}, {&quot;dropping-particle&quot;: &quot;&quot;, &quot;non-dropping-particle&quot;: &quot;&quot;, &quot;family&quot;: &quot;Neuper&quot;, &quot;suffix&quot;: &quot;&quot;, &quot;parse-names&quot;: false, &quot;given&quot;: &quot;Ch.&quot;}, {&quot;dropping-particle&quot;: &quot;&quot;, &quot;non-dropping-particle&quot;: &quot;&quot;, &quot;family&quot;: &quot;G\u00f6lly&quot;, &quot;suffix&quot;: &quot;&quot;, &quot;parse-names&quot;: false, &quot;given&quot;: &quot;S.&quot;}, {&quot;dropping-particle&quot;: &quot;&quot;, &quot;non-dropping-particle&quot;: &quot;&quot;, &quot;family&quot;: &quot;Pfurtscheller&quot;, &quot;suffix&quot;: &quot;&quot;, &quot;parse-names&quot;: false, &quot;given&quot;: &quot;G.&quot;}], &quot;page&quot;: &quot;382-388&quot;}, &quot;id&quot;: &quot;ITEM-1&quot;}], &quot;schema&quot;: &quot;https://github.com/citation-style-language/schema/raw/master/csl-citation.json&quot;, &quot;mendeley&quot;: {&quot;plainTextFormattedCitation&quot;: &quot;3&quot;, &quot;previouslyFormattedCitation&quot;: &quot;&lt;sup&gt;3&lt;/sup&gt;&quot;, &quot;formattedCitation&quot;: &quot;&lt;sup&gt;3&lt;/sup&gt;&quot;}} RND5qFBeVWioP"/><text:span text:style-name="T5">⁠</text:span><text:span text:style-name="T1">. However, these techniques were only able to distinguish large scale changes in brain state, severely limiting the number of responses the BCI could make. </text:span></text:p>
      <text:p text:style-name="P3"><text:span text:style-name="T1">Recent advances in EEG signal processing have made it possible to distinguish more subtle differences in brain activity. These advances will enable researchers to differentiate many brain states, allowing a communication device to handle more than simple yes or no questions</text:span><text:span text:style-name="T2">. Music is especially suited to an EEG-based BCI since music unfolds over time and EEG has high temporal precision. My previous work showed that heard and imagined pieces of music can be classified at a statistically significant level. This analysis was done using machine learning techniques (CAE, CNN). </text:span><text:span text:style-name="T3">PERCEPTION 12 CLASS RESULTS and 2 CLASS, IMAGINATION RESULTS. Although statistically significant these accuracy rates are not robust enough to be used for a BCI.</text:span></text:p>
      <text:p text:style-name="P15"><text:span text:style-name="T3">I would like to continue this line of research in order to create a more robust system. In the previous experiment I investigated the effects of musical-time signature on classification. The next step is to determine what salient aspects of music can be used for classification (e.g. presence of lyrics, rhythm etc.). Musical rhythmic patterns show promise as it has been shown that </text:span><text:span text:style-name="T12">perceived</text:span><text:span text:style-name="T3"> rhythms can be classified from EEG</text:span><text:reference-mark-start text:name="ADDIN CSL_CITATION {&quot;properties&quot;: {&quot;noteIndex&quot;: 0}, &quot;citationItems&quot;: [{&quot;uris&quot;: [&quot;http://www.mendeley.com/documents/?uuid=3237b2e9-953d-4d0d-b659-d52e7c499bd1&quot;], &quot;itemData&quot;: {&quot;type&quot;: &quot;article-journal&quot;, &quot;id&quot;: &quot;ITEM-1&quot;, &quot;issued&quot;: {&quot;date-parts&quot;: [[&quot;0&quot;]]}, &quot;ISBN&quot;: &quot;9781450330329&quot;, &quot;title&quot;: &quot;Does the Beat go on ? Identifying Rhythms from Brain Waves Recorded after Their Auditory Presentation&quot;, &quot;author&quot;: [{&quot;dropping-particle&quot;: &quot;&quot;, &quot;non-dropping-particle&quot;: &quot;&quot;, &quot;family&quot;: &quot;Stober&quot;, &quot;suffix&quot;: &quot;&quot;, &quot;parse-names&quot;: false, &quot;given&quot;: &quot;Sebastian&quot;}, {&quot;dropping-particle&quot;: &quot;&quot;, &quot;non-dropping-particle&quot;: &quot;&quot;, &quot;family&quot;: &quot;Cameron&quot;, &quot;suffix&quot;: &quot;&quot;, &quot;parse-names&quot;: false, &quot;given&quot;: &quot;Daniel J&quot;}, {&quot;dropping-particle&quot;: &quot;&quot;, &quot;non-dropping-particle&quot;: &quot;&quot;, &quot;family&quot;: &quot;Grahn&quot;, &quot;suffix&quot;: &quot;&quot;, &quot;parse-names&quot;: false, &quot;given&quot;: &quot;Jessica A&quot;}]}, &quot;id&quot;: &quot;ITEM-1&quot;}], &quot;schema&quot;: &quot;https://github.com/citation-style-language/schema/raw/master/csl-citation.json&quot;, &quot;mendeley&quot;: {&quot;plainTextFormattedCitation&quot;: &quot;4&quot;, &quot;previouslyFormattedCitation&quot;: &quot;&lt;sup&gt;4&lt;/sup&gt;&quot;, &quot;formattedCitation&quot;: &quot;&lt;sup&gt;4&lt;/sup&gt;&quot;}} RNDx3qt0mFHLI"/><text:span text:style-name="T10">4</text:span><text:span text:style-name="T7">.</text:span><text:reference-mark-end text:name="ADDIN CSL_CITATION {&quot;properties&quot;: {&quot;noteIndex&quot;: 0}, &quot;citationItems&quot;: [{&quot;uris&quot;: [&quot;http://www.mendeley.com/documents/?uuid=3237b2e9-953d-4d0d-b659-d52e7c499bd1&quot;], &quot;itemData&quot;: {&quot;type&quot;: &quot;article-journal&quot;, &quot;id&quot;: &quot;ITEM-1&quot;, &quot;issued&quot;: {&quot;date-parts&quot;: [[&quot;0&quot;]]}, &quot;ISBN&quot;: &quot;9781450330329&quot;, &quot;title&quot;: &quot;Does the Beat go on ? Identifying Rhythms from Brain Waves Recorded after Their Auditory Presentation&quot;, &quot;author&quot;: [{&quot;dropping-particle&quot;: &quot;&quot;, &quot;non-dropping-particle&quot;: &quot;&quot;, &quot;family&quot;: &quot;Stober&quot;, &quot;suffix&quot;: &quot;&quot;, &quot;parse-names&quot;: false, &quot;given&quot;: &quot;Sebastian&quot;}, {&quot;dropping-particle&quot;: &quot;&quot;, &quot;non-dropping-particle&quot;: &quot;&quot;, &quot;family&quot;: &quot;Cameron&quot;, &quot;suffix&quot;: &quot;&quot;, &quot;parse-names&quot;: false, &quot;given&quot;: &quot;Daniel J&quot;}, {&quot;dropping-particle&quot;: &quot;&quot;, &quot;non-dropping-particle&quot;: &quot;&quot;, &quot;family&quot;: &quot;Grahn&quot;, &quot;suffix&quot;: &quot;&quot;, &quot;parse-names&quot;: false, &quot;given&quot;: &quot;Jessica A&quot;}]}, &quot;id&quot;: &quot;ITEM-1&quot;}], &quot;schema&quot;: &quot;https://github.com/citation-style-language/schema/raw/master/csl-citation.json&quot;, &quot;mendeley&quot;: {&quot;plainTextFormattedCitation&quot;: &quot;4&quot;, &quot;previouslyFormattedCitation&quot;: &quot;&lt;sup&gt;4&lt;/sup&gt;&quot;, &quot;formattedCitation&quot;: &quot;&lt;sup&gt;4&lt;/sup&gt;&quot;}} RNDx3qt0mFHLI"/><text:span text:style-name="T3">⁠ The next step is to determine whether it is possible to classify imagined rhythms. </text:span><text:span text:style-name="T4">However, imagining a pattern of pattern of beeps may be difficult for participants to do accurately. In order to make the task easier for participants using a more salient stimulus may be necessary. Speech is something inherently has rhythm and is likely to be easier for participants to imagine. I would like to use short, rhythmic repetitive phrases in order to induce various rhythms in a participant's EEG.</text:span></text:p>
      <text:p text:style-name="P17"><text:span text:style-name="T2"/></text:p>
      <text:p text:style-name="P13">-find ways to improve classification accuracy </text:p>
      <text:p text:style-name="P13"/>
      <text:p text:style-name="P16">Justification for Eligibility of Proposed Research (Attachment) ONE PAGE</text:p>
      <text:p text:style-name="Standard">Complete this section if your research is in a discipline that falls under the mandate of more than one federal granting agency (e.g., psychology, management studies, geography, physical education, bio-medical engineering, health sciences, bioinformatics, biostatistics, etc.).</text:p>
      <text:p text:style-name="Standard">Describe the NSE research challenges of the project on which you propose to work <text:span text:style-name="Strong_20_Emphasis">during the tenure of your scholarship or fellowship</text:span>. Clearly explain what you will be doing and why it should be considered research that is predominantly NSE </text:p>
      <text:p text:style-name="Standard"><text:span text:style-name="Strong_20_Emphasis">Points to consider</text:span>:</text:p>
      <text:list xml:id="list6413333718786865865" text:style-name="L3">
        <text:list-item>
          <text:p text:style-name="P6">Consult NSERC's <text:a xlink:type="simple" xlink:href="http://www.nserc-crsng.gc.ca/Students-Etudiants/Eligibility-Admissibilite_eng.asp" text:style-name="Internet_20_link" text:visited-style-name="Visited_20_Internet_20_Link">Eligibility Criteria for Students and Fellows</text:a> and carefully read the Selecting the appropriate federal granting agency and NSERC’s Eligibility Criteria sections for proposed research and programs of study.</text:p>
        </text:list-item>
        <text:list-item>
          <text:p text:style-name="P6">Carefully read the Government of Canada’s guidelines om Selecting the Appropriate Federal Granting Agency. Particular attention should be given to the Government’s Guidelines for the Eligibility of Applications Related to Health and its Guidelines for the Eligibility of Applications in Psychology, if they are applicable to your research.</text:p>
        </text:list-item>
        <text:list-item>
          <text:p text:style-name="P6">For uploading purposes, all the documents in this section must be saved into a single PDF file.</text:p>
        </text:list-item>
      </text:list>
      <text:p text:style-name="Standard"/>
      <text:p text:style-name="Standard"/>
      <text:p text:style-name="Standard"/>
      <text:p text:style-name="P1">Contributions and Statements (Attachment) TWO PAGES</text:p>
      <text:p text:style-name="Standard">Provide the required information using the specified headings below in the order indicated.</text:p>
      <text:p text:style-name="Standard"><text:bookmark text:name="section_1"/><text:span text:style-name="Strong_20_Emphasis">Part I – Contributions to research and development</text:span></text:p>
      <text:p text:style-name="Standard">Begin with your most recent contributions and list each entry on a new line. Do not include any articles that are currently in preparation or those on which you do not appear as an author. Use the following headings in the order indicated:</text:p>
      <text:list xml:id="list391870323114936950" text:style-name="L4">
        <text:list-item>
          <text:p text:style-name="P7">Articles published or accepted in refereed journals;</text:p>
        </text:list-item>
        <text:list-item>
          <text:p text:style-name="P7">Articles submitted to refereed journals (provide submission number);</text:p>
        </text:list-item>
        <text:list-item>
          <text:p text:style-name="P7">Other refereed contributions (e.g., communications, papers in refereed conference proceedings, posters). Do not repeatedly list the same proceeding from multiple conferences, proceedings for future conferences, or your thesis here;</text:p>
        </text:list-item>
        <text:list-item>
          <text:p text:style-name="P7">Non-refereed contributions (e.g., specialized publications, technical reports, conference presentations, posters);</text:p>
        </text:list-item>
        <text:list-item>
          <text:p text:style-name="P7">Technology transfer;</text:p>
        </text:list-item>
        <text:list-item>
          <text:p text:style-name="P7">Contributions resulting from your participation in industrially relevant R&amp;D activities;</text:p>
        </text:list-item>
        <text:list-item>
          <text:p text:style-name="P7">Patents and copyrights awarded (e.g., software, but excluding publications);</text:p>
        </text:list-item>
        <text:list-item>
          <text:p text:style-name="P7">Patents and copyrights submitted.</text:p>
        </text:list-item>
      </text:list>
      <text:p text:style-name="Standard">Use the following format:</text:p>
      <text:list xml:id="list814736881681068410" text:style-name="L5">
        <text:list-item>
          <text:p text:style-name="P8">Full authorship as it appears/will appear in the original publication (with the<text:span text:style-name="Strong_20_Emphasis">applicant's name in bold</text:span>);</text:p>
        </text:list-item>
        <text:list-item>
          <text:p text:style-name="P8">Year;</text:p>
        </text:list-item>
        <text:list-item>
          <text:p text:style-name="P8">Title;</text:p>
        </text:list-item>
        <text:list-item>
          <text:p text:style-name="P8">Publication name and volume;</text:p>
        </text:list-item>
        <text:list-item>
          <text:p text:style-name="P8">First and last page numbers. <text:line-break/><text:line-break/><text:span text:style-name="Strong_20_Emphasis">Example</text:span></text:p>
        </text:list-item>
      </text:list>
      <table:table table:name="Table1" table:style-name="Table1">
        <table:table-column table:style-name="Table1.A"/>
        <table:table-row>
          <table:table-cell table:style-name="Table1.A1" office:value-type="string">
            <text:p text:style-name="Standard"><text:span text:style-name="Strong_20_Emphasis">I. Contributions to research and development<text:line-break/></text:span><text:soft-page-break/><text:span text:style-name="Strong_20_Emphasis">a. Articles published or accepted in refereed journals</text:span></text:p>
            <text:p text:style-name="Standard">Li, H., <text:span text:style-name="Strong_20_Emphasis">Applicant, X.X</text:span>., and Kay, M. (1994) Protein-structure interactions in cell membranes. Journal of Biological Chemistry. 269: 1120-1124 (PhD work).</text:p>
          </table:table-cell>
        </table:table-row>
      </table:table>
      <text:p text:style-name="Standard"/>
      <text:p text:style-name="Standard"><text:span text:style-name="Strong_20_Emphasis">Notes</text:span></text:p>
      <text:list xml:id="list6407372239141636140" text:style-name="L6">
        <text:list-item>
          <text:p text:style-name="P9"><text:span text:style-name="Strong_20_Emphasis">Publications submitted, accepted or in press:</text:span> Indicate the date of submission/acceptance and the number of pages submitted.</text:p>
        </text:list-item>
        <text:list-item>
          <text:p text:style-name="P9"><text:span text:style-name="Strong_20_Emphasis">Posters:</text:span> Indicate the presenting author with an asterisk (*). Example: Applicant, X.X.*.</text:p>
        </text:list-item>
        <text:list-item>
          <text:p text:style-name="P9"><text:span text:style-name="Strong_20_Emphasis">Conferences:</text:span> Indicate whether institutional, regional, provincial, national or international. Make a distinction between oral and poster presentations.</text:p>
        </text:list-item>
        <text:list-item>
          <text:p text:style-name="P9"><text:span text:style-name="Strong_20_Emphasis">In all cases</text:span>, indicate whether the publication resulted from work done in the process of completing your undergraduate, master’s or doctoral degree, or from other relevant work experience.</text:p>
          <text:p text:style-name="P9"><text:span text:style-name="Strong_20_Emphasis"/></text:p>
        </text:list-item>
      </text:list>
      <text:p text:style-name="Standard"><text:span text:style-name="Strong_20_Emphasis">Part II – Most significant contributions to research and development</text:span></text:p>
      <text:p text:style-name="Standard">From the contributions listed in Part I, choose up to three that you judge to be your most significant contributions to research and development. Comment on the importance of these contributions to the research area.</text:p>
      <text:p text:style-name="Standard">For each contribution:</text:p>
      <text:list xml:id="list2925794936865971575" text:style-name="L7">
        <text:list-item>
          <text:p text:style-name="P10">describe your role in the research. Clarify your contribution to collaborative research and to the actual writing of joint publications;</text:p>
        </text:list-item>
        <text:list-item>
          <text:p text:style-name="P10">discuss the reasons for publishing in certain journals (e.g., target audiences, review procedures);</text:p>
        </text:list-item>
        <text:list-item>
          <text:p text:style-name="P10">provide details, as appropriate, on the significance of technical reports and original research reported in books or technical reports;</text:p>
        </text:list-item>
        <text:list-item>
          <text:p text:style-name="P10">indicate any collaboration with other researchers;</text:p>
        </text:list-item>
        <text:list-item>
          <text:p text:style-name="P10">discuss the relevance of your work to engineering practice or industrial processes if appropriate.</text:p>
        </text:list-item>
      </text:list>
      <text:p text:style-name="Standard"><text:span text:style-name="Strong_20_Emphasis">Part III – Applicant's statement</text:span></text:p>
      <text:p text:style-name="Standard">In this section, group your comments under the following headings:</text:p>
      <text:list xml:id="list4450253569073294881" text:style-name="L8">
        <text:list-item>
          <text:p text:style-name="P11"><text:span text:style-name="Strong_20_Emphasis">Research experience</text:span><text:line-break/><text:line-break/>Describe the scientific or engineering abilities that you have gained through your past research experience, including special projects, honours thesis and co-op reports. If you have relevant work experience, discuss the relevance of that experience to your proposed field of study/research and any benefits you gained from it. <text:span text:style-name="Strong_20_Emphasis">Do not repeat any information you provided in Part II.</text:span> </text:p>
        </text:list-item>
        <text:list-item>
          <text:p text:style-name="P11"><text:span text:style-name="Strong_20_Emphasis">Relevant activities</text:span><text:line-break/>Describe your professional and extracurricular activities that most demonstrate your communication, interpersonal, and leadership skills. </text:p>
        </text:list-item>
      </text:list>
      <text:p text:style-name="Standard">Examples of these include:</text:p>
      <text:list xml:id="list8569938226686285342" text:style-name="L9">
        <text:list-item>
          <text:p text:style-name="P12">oral presentations</text:p>
        </text:list-item>
        <text:list-item>
          <text:p text:style-name="P12">mentoring</text:p>
        </text:list-item>
        <text:list-item>
          <text:p text:style-name="P12">teaching</text:p>
        </text:list-item>
        <text:list-item>
          <text:p text:style-name="P12">project management</text:p>
        </text:list-item>
        <text:list-item>
          <text:p text:style-name="P12">chairing committees</text:p>
        </text:list-item>
        <text:list-item>
          <text:p text:style-name="P12">organizing conferences or meetings</text:p>
        </text:list-item>
        <text:list-item>
          <text:p text:style-name="P12">supervisory experience</text:p>
        </text:list-item>
        <text:list-item>
          <text:p text:style-name="P12">elected positions held and volunteer work</text:p>
        </text:list-item>
      </text:list>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Avital Sternin <text:tab/><text:tab/><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30T11:16:29</meta:creation-date>
    <dc:date>2015-08-10T10:22:51.730438000</dc:date>
    <meta:editing-duration>PT35M40S</meta:editing-duration>
    <meta:editing-cycles>10</meta:editing-cycles>
    <meta:generator>LibreOffice/4.3.0.4$MacOSX_X86_64 LibreOffice_project/62ad5818884a2fc2e5780dd45466868d41009ec0</meta:generator>
    <meta:document-statistic meta:table-count="1" meta:image-count="0" meta:object-count="0" meta:page-count="5" meta:paragraph-count="72" meta:word-count="1547" meta:character-count="10249" meta:non-whitespace-character-count="8804"/>
    <meta:user-defined meta:name="Mendeley Citation Style_1">http://www.zotero.org/styles/american-medical-association</meta:user-defined>
    <meta:user-defined meta:name="Mendeley Document_1">True</meta:user-defined>
    <meta:user-defined meta:name="Mendeley User Name_1">avitalsternin@gmail.com@www.mendeley.com</meta:user-defined>
  </office:meta>
</office:document-meta>
</file>